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2505e9" officeooo:paragraph-rsid="002505e9"/>
    </style:style>
    <style:style style:name="P3" style:family="paragraph" style:parent-style-name="Heading_20_1">
      <style:text-properties officeooo:rsid="002505e9" officeooo:paragraph-rsid="002505e9"/>
    </style:style>
    <style:style style:name="T1" style:family="text">
      <style:text-properties officeooo:rsid="002309f3"/>
    </style:style>
    <style:style style:name="T2" style:family="text">
      <style:text-properties officeooo:rsid="00259f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tatic Reflection</text:h>
      <text:p text:style-name="P1"/>
      <text:p text:style-name="P2">Static reflection <text:s/>is achieved using a simple reflection map and mapping it based on the <text:span text:style-name="T2">view matrix</text:span> and the normals, the effect is basic but <text:span text:style-name="T2">effec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13M39S</meta:editing-duration>
    <meta:editing-cycles>13</meta:editing-cycles>
    <meta:generator>LibreOffice/5.1.4.2$Linux_X86_64 LibreOffice_project/10m0$Build-2</meta:generator>
    <dc:date>2017-01-29T02:42:43.214713140</dc:date>
    <meta:document-statistic meta:table-count="0" meta:image-count="0" meta:object-count="0" meta:page-count="1" meta:paragraph-count="2" meta:word-count="28" meta:character-count="169" meta:non-whitespace-character-count="142"/>
  </office:meta>
</office:document-meta>
</file>